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13e" officeooo:paragraph-rsid="000c013e"/>
    </style:style>
    <style:style style:name="T1" style:family="text">
      <style:text-properties officeooo:rsid="000ba2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tamaa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06:52:02.785811639</meta:creation-date>
    <dc:date>2023-05-23T08:46:33.465030532</dc:date>
    <meta:editing-duration>PT1M2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9" meta:non-whitespace-character-count="9"/>
  </office:meta>
</office:document-meta>
</file>